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2000000A2DBFC78405D986839.png" manifest:media-type="image/png"/>
  <manifest:file-entry manifest:full-path="Pictures/100002010000008800000087F880387092927F5B.png" manifest:media-type="image/png"/>
  <manifest:file-entry manifest:full-path="Pictures/100002010000037D0000001C575DFFB932EC5F5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outline1">
      <style:graphic-properties fo:min-height="13.821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Umsetzung Jetson Nan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Tools</text:p>
          </draw:text-box>
        </draw:frame>
        <draw:frame presentation:style-name="pr4" draw:text-style-name="P1" draw:layer="layout" svg:width="12.199cm" svg:height="11cm" svg:x="1.771cm" svg:y="3.5cm" presentation:class="outline" presentation:user-transformed="true">
          <draw:text-box>
            <text:list text:style-name="L2">
              <text:list-item>
                <text:p>Python</text:p>
                <text:list>
                  <text:list-item>
                    <text:p>Pytorch</text:p>
                  </text:list-item>
                  <text:list-item>
                    <text:p>Keras</text:p>
                  </text:list-item>
                  <text:list-item>
                    <text:p>Tensor Flow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>
          <draw:text-box>
            <text:list text:style-name="L2">
              <text:list-item>
                <text:p>Matlab</text:p>
                <text:list>
                  <text:list-item>
                    <text:p>Vorgaengerarbeiten in Matlab</text:p>
                  </text:list-item>
                  <text:list-item>
                    <text:p>Schon erstelltes Netzwerk vorhan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office:forms form:automatic-focus="false" form:apply-design-mode="false"/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20100000402000000A2DBFC78405D986839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2010000008800000087F880387092927F5B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2010000037D0000001C575DFFB932EC5F5A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26T16:15:55.813000000</meta:creation-date>
    <meta:editing-duration>PT2M53S</meta:editing-duration>
    <meta:editing-cycles>4</meta:editing-cycles>
    <meta:generator>LibreOffice/7.0.4.2$Windows_X86_64 LibreOffice_project/dcf040e67528d9187c66b2379df5ea4407429775</meta:generator>
    <dc:title>Pencil</dc:title>
    <dc:date>2021-03-26T16:28:27.348000000</dc:date>
    <meta:document-statistic meta:object-count="41"/>
  </office:meta>
</office:document-meta>
</file>